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mic Sans MS" svg:font-family="Comic Sans MS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6.0pt" fo:color="#ce181e"/>
    </style:style>
    <style:style style:name="P2" style:family="paragraph" style:parent-style-name="Standard">
      <style:paragraph-properties fo:text-align="center"/>
      <style:text-properties style:font-name="Times" fo:font-size="16.0pt" fo:color="#ce181e" fo:background-color="#ffffff"/>
    </style:style>
    <style:style style:name="P3" style:family="paragraph" style:parent-style-name="Standard">
      <style:paragraph-properties fo:text-align="center"/>
      <style:text-properties style:font-name="Comic Sans MS" fo:font-size="14.0pt" fo:background-color="#ffffff"/>
    </style:style>
    <style:style style:name="P4" style:family="paragraph" style:parent-style-name="Standard">
      <style:text-properties style:font-name="Comic Sans MS" fo:font-size="14.0pt" fo:background-color="#ffffff"/>
    </style:style>
    <style:style style:name="P5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Termine</text:span></text:p>
          </table:table-cell>
          <table:table-cell table:style-name="TableCell1">
            <text:p text:style-name="P1"><text:span text:style-name="T1">Descrizione</text:span></text:p>
          </table:table-cell>
          <table:table-cell table:style-name="TableCell1">
            <text:p text:style-name="P1"><text:span text:style-name="T1">Sinonimi</text:span></text:p>
          </table:table-cell>
          <table:table-cell table:style-name="TableCell1">
            <text:p text:style-name="P2"><text:span text:style-name="T1">Collegamenti</text:span></text:p>
          </table:table-cell>
        </table:table-row>
        <table:table-row>
          <table:table-cell table:style-name="TableCell1">
            <text:p text:style-name="P3"><text:span text:style-name="T1">Attore</text:span></text:p>
          </table:table-cell>
          <table:table-cell table:style-name="TableCell1">
            <text:p text:style-name="P4"><text:span text:style-name="T2">Persona reale che recita in un film o serie TV</text:span></text:p>
          </table:table-cell>
          <table:table-cell table:style-name="TableCell1">
            <text:p text:style-name="P4"><text:span text:style-name="T1">Artista 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Serie TV</text:span></text:p>
          </table:table-cell>
        </table:table-row>
        <table:table-row>
          <table:table-cell table:style-name="TableCell1">
            <text:p text:style-name="P3"><text:span text:style-name="T1">Schede dei Contenuti</text:span></text:p>
          </table:table-cell>
          <table:table-cell table:style-name="TableCell1">
            <text:p text:style-name="P4"><text:span text:style-name="T1">Insieme d’informazioni inserenti a notizie o materiale cinematografico che l’utente, registrato o no, può visionare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Serie TV</text:span></text:p>
            <text:p text:style-name="P4"><text:span text:style-name="T1">Episodio</text:span></text:p>
          </table:table-cell>
        </table:table-row>
        <table:table-row>
          <table:table-cell table:style-name="TableCell1">
            <text:p text:style-name="P3"><text:span text:style-name="T1">Canale TV</text:span></text:p>
          </table:table-cell>
          <table:table-cell table:style-name="TableCell1">
            <text:p text:style-name="P4"><text:span text:style-name="T2">Una frequenza terrestre o un numero virtuale su cui è distribuita una stazione televisiva o una rete televisiva.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Contenuto</text:span></text:p>
          </table:table-cell>
        </table:table-row>
        <table:table-row>
          <table:table-cell table:style-name="TableCell1">
            <text:p text:style-name="P3"><text:span text:style-name="T1">Cinema</text:span></text:p>
          </table:table-cell>
          <table:table-cell table:style-name="TableCell1">
            <text:p text:style-name="P4"><text:span text:style-name="T2">Un cinema è un luogo pubblico destinato alla visione di opere cinematografiche. 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Programma</text:span></text:p>
          </table:table-cell>
        </table:table-row>
        <table:table-row>
          <table:table-cell table:style-name="TableCell1">
            <text:p text:style-name="P3"><text:span text:style-name="T1">Contenuto</text:span></text:p>
          </table:table-cell>
          <table:table-cell table:style-name="TableCell1">
            <text:p text:style-name="P4"><text:span text:style-name="T1">Ciò di cui è composta la notizia, che può essere votato dagli utenti registrati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Notizia</text:span></text:p>
            <text:p text:style-name="P4"><text:span text:style-name="T1">Caratteristiche</text:span></text:p>
            <text:p text:style-name="P4"><text:span text:style-name="T1">Film</text:span></text:p>
            <text:p text:style-name="P4"><text:span text:style-name="T1">Serie TV</text:span></text:p>
            <text:p text:style-name="P4"><text:span text:style-name="T1">Voto</text:span></text:p>
          </table:table-cell>
        </table:table-row>
        <table:table-row>
          <table:table-cell table:style-name="TableCell1">
            <text:p text:style-name="P3"><text:span text:style-name="T1">Episodio</text:span></text:p>
          </table:table-cell>
          <table:table-cell table:style-name="TableCell1">
            <text:p text:style-name="P4"><text:span text:style-name="T2">Frammento narrativo di una serie televisiva o cinematografica</text:span></text:p>
          </table:table-cell>
          <table:table-cell table:style-name="TableCell1">
            <text:p text:style-name="P4"><text:span text:style-name="T1">Parte, puntata</text:span></text:p>
          </table:table-cell>
          <table:table-cell table:style-name="TableCell1">
            <text:p text:style-name="P4"><text:span text:style-name="T1">Serie TV</text:span></text:p>
            <text:p text:style-name="P4"><text:span text:style-name="T1">Canele TV</text:span></text:p>
            <text:p text:style-name="P4"><text:span text:style-name="T1">Stagione</text:span></text:p>
            <text:p text:style-name="P4"><text:span text:style-name="T1">Piattaforma</text:span></text:p>
          </table:table-cell>
        </table:table-row>
        <table:table-row>
          <table:table-cell table:style-name="TableCell1">
            <text:p text:style-name="P3"><text:span text:style-name="T1">Film</text:span></text:p>
          </table:table-cell>
          <table:table-cell table:style-name="TableCell1">
            <text:p text:style-name="P4"><text:span text:style-name="T2">Singola produzione cinematografica</text:span></text:p>
          </table:table-cell>
          <table:table-cell table:style-name="TableCell1">
            <text:p text:style-name="P4"><text:span text:style-name="T1">Pellicola, opera cinematografica</text:span></text:p>
          </table:table-cell>
          <table:table-cell table:style-name="TableCell1">
            <text:p text:style-name="P4"><text:span text:style-name="T1">Attore</text:span></text:p>
            <text:p text:style-name="P4"><text:span text:style-name="T1">Cinema</text:span></text:p>
            <text:p text:style-name="P4"><text:span text:style-name="T1">Proieazione</text:span></text:p>
            <text:p text:style-name="P4"><text:span text:style-name="T1">Regista</text:span></text:p>
          </table:table-cell>
        </table:table-row>
        <table:table-row>
          <table:table-cell table:style-name="TableCell1">
            <text:p text:style-name="P3"><text:span text:style-name="T1">Notizia</text:span></text:p>
          </table:table-cell>
          <table:table-cell table:style-name="TableCell1">
            <text:p text:style-name="P4"><text:span text:style-name="T2">Informazione inerente a materiale cinematografico scritta da utenti facente parte della redazione</text:span></text:p>
          </table:table-cell>
          <table:table-cell table:style-name="TableCell1">
            <text:p text:style-name="P4"><text:span text:style-name="T1">News</text:span></text:p>
          </table:table-cell>
          <table:table-cell table:style-name="TableCell1">
            <text:p text:style-name="P4"><text:span text:style-name="T1">Voto</text:span></text:p>
            <text:p text:style-name="P4"><text:span text:style-name="T1">Utente redazione</text:span></text:p>
          </table:table-cell>
        </table:table-row>
        <table:table-row>
          <table:table-cell table:style-name="TableCell1">
            <text:p text:style-name="P3"><text:span text:style-name="T1">Caratteristiche </text:span></text:p>
          </table:table-cell>
          <table:table-cell table:style-name="TableCell1">
            <text:p text:style-name="P4"><text:span text:style-name="T1">Lista di dettagli inerenti al film o serie TV che si discute</text:span></text:p>
          </table:table-cell>
          <table:table-cell table:style-name="TableCell1">
            <text:p text:style-name="P4"><text:span text:style-name="T1">Peculiriatà</text:span></text:p>
          </table:table-cell>
          <table:table-cell table:style-name="TableCell1">
            <text:p text:style-name="P4"><text:span text:style-name="T1">Contenuto</text:span></text:p>
          </table:table-cell>
        </table:table-row>
        <table:table-row>
          <table:table-cell table:style-name="TableCell1">
            <text:p text:style-name="P3"><text:span text:style-name="T1">Piattaforma</text:span></text:p>
          </table:table-cell>
          <table:table-cell table:style-name="TableCell1">
            <text:p text:style-name="P4"><text:span text:style-name="T1">Siti web o canali TV che permettono la posizione di materiale cinematografico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Canale TV</text:span></text:p>
          </table:table-cell>
        </table:table-row>
        <table:table-row>
          <table:table-cell table:style-name="TableCell1">
            <text:p text:style-name="P3"><text:span text:style-name="T1">Piattaforma Streaming</text:span></text:p>
          </table:table-cell>
          <table:table-cell table:style-name="TableCell1">
            <text:p text:style-name="P4"><text:span text:style-name="T2">Siti web che mettono a disposizione la proiezione di materiale televisivo o cinematografico,spesso previo pagamento di un abbonamento 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-</text:span></text:p>
          </table:table-cell>
        </table:table-row>
        <table:table-row>
          <table:table-cell table:style-name="TableCell1">
            <text:p text:style-name="P3"><text:span text:style-name="T1">Preferito</text:span></text:p>
          </table:table-cell>
          <table:table-cell table:style-name="TableCell1">
            <text:p text:style-name="P4"><text:span text:style-name="T2">Notizia,Film o Serie TV che l’utente registrato preferisce di più rispetto ad altri</text:span></text:p>
          </table:table-cell>
          <table:table-cell table:style-name="TableCell1">
            <text:p text:style-name="P4"><text:span text:style-name="T1">Favorito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Serie TV</text:span></text:p>
            <text:p text:style-name="P4"><text:span text:style-name="T1">Contenuto</text:span></text:p>
          </table:table-cell>
        </table:table-row>
        <table:table-row>
          <table:table-cell table:style-name="TableCell1">
            <text:p text:style-name="P3"><text:span text:style-name="T1">Programma</text:span></text:p>
          </table:table-cell>
          <table:table-cell table:style-name="TableCell1">
            <text:p text:style-name="P4"><text:span text:style-name="T2">Produzione audiovisiva trasmessa tramite televisione o siti web</text:span></text:p>
          </table:table-cell>
          <table:table-cell table:style-name="TableCell1">
            <text:p text:style-name="P4"><text:span text:style-name="T1">Proposta, manifesto</text:span></text:p>
          </table:table-cell>
          <table:table-cell table:style-name="TableCell1">
            <text:p text:style-name="P4"><text:span text:style-name="T1">Canale TV</text:span></text:p>
            <text:p text:style-name="P4"><text:span text:style-name="T1">Cinema</text:span></text:p>
          </table:table-cell>
        </table:table-row>
        <table:table-row>
          <table:table-cell table:style-name="TableCell1">
            <text:p text:style-name="P3"><text:span text:style-name="T1">Proiezione</text:span></text:p>
          </table:table-cell>
          <table:table-cell table:style-name="TableCell1">
            <text:p text:style-name="P4"><text:span text:style-name="T1">Visione di un contenuto da parte di un cinema, <text:s/>Canale TV. A volte con l’obbligo d’acquisto di un biglietto</text:span></text:p>
          </table:table-cell>
          <table:table-cell table:style-name="TableCell1">
            <text:p text:style-name="P4"><text:span text:style-name="T1">Riproduzione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Serie TV</text:span></text:p>
            <text:p text:style-name="P4"><text:span text:style-name="T1">Cinema</text:span></text:p>
            <text:p text:style-name="P4"><text:span text:style-name="T1">Canale TV</text:span></text:p>
          </table:table-cell>
        </table:table-row>
        <table:table-row>
          <table:table-cell table:style-name="TableCell1">
            <text:p text:style-name="P3"><text:span text:style-name="T1">Redattore</text:span></text:p>
          </table:table-cell>
          <table:table-cell table:style-name="TableCell1">
            <text:p text:style-name="P4"><text:span text:style-name="T2">Chi si occupa della stesura o della revisione di articoli per un giornale, una rivista, un'opera di compilazione collettiva</text:span></text:p>
          </table:table-cell>
          <table:table-cell table:style-name="TableCell1">
            <text:p text:style-name="P4"><text:span text:style-name="T1">Scrittore,autore</text:span></text:p>
          </table:table-cell>
          <table:table-cell table:style-name="TableCell1">
            <text:p text:style-name="P4"><text:span text:style-name="T1">Utente della redazione</text:span></text:p>
          </table:table-cell>
        </table:table-row>
        <table:table-row>
          <table:table-cell table:style-name="TableCell1">
            <text:p text:style-name="P3"><text:span text:style-name="T1">Regista</text:span></text:p>
          </table:table-cell>
          <table:table-cell table:style-name="TableCell1">
            <text:p text:style-name="P4"><text:span text:style-name="T2">La persona che ha la responsabilità artistica e operativa di una rappresentazione (cinematografica, teatrale, televisiva) o di una trasmissione radiofonica.</text:span></text:p>
          </table:table-cell>
          <table:table-cell table:style-name="TableCell1">
            <text:p text:style-name="P4"><text:span text:style-name="T1">Direttore artistico</text:span></text:p>
          </table:table-cell>
          <table:table-cell table:style-name="TableCell1">
            <text:p text:style-name="P4"><text:span text:style-name="T1">Film</text:span></text:p>
            <text:p text:style-name="P4"><text:span text:style-name="T1">Serie TV</text:span></text:p>
          </table:table-cell>
        </table:table-row>
        <table:table-row>
          <table:table-cell table:style-name="TableCell1">
            <text:p text:style-name="P3"><text:span text:style-name="T1">Scheda </text:span></text:p>
          </table:table-cell>
          <table:table-cell table:style-name="TableCell1">
            <text:p text:style-name="P4"><text:span text:style-name="T1">Pagina inerente ad un’attore di un contenuto cinematografico</text:span></text:p>
          </table:table-cell>
          <table:table-cell table:style-name="TableCell1">
            <text:p text:style-name="P4"><text:span text:style-name="T1">Modulo</text:span></text:p>
          </table:table-cell>
          <table:table-cell table:style-name="TableCell1">
            <text:p text:style-name="P4"><text:span text:style-name="T1">Attore</text:span></text:p>
          </table:table-cell>
        </table:table-row>
        <table:table-row>
          <table:table-cell table:style-name="TableCell1">
            <text:p text:style-name="P3"><text:span text:style-name="T1">Serie TV</text:span></text:p>
          </table:table-cell>
          <table:table-cell table:style-name="TableCell1">
            <text:p text:style-name="P4"><text:span text:style-name="T2">Una fiction televisiva suddivisa in parti destinate ad essere trasmesse in televisione in giorni diversi, spesso con segmento narrativo autonomo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Registi</text:span></text:p>
            <text:p text:style-name="P4"><text:span text:style-name="T1">Attori</text:span></text:p>
            <text:p text:style-name="P4"><text:span text:style-name="T1">Scheda</text:span></text:p>
          </table:table-cell>
        </table:table-row>
        <table:table-row>
          <table:table-cell table:style-name="TableCell1">
            <text:p text:style-name="P3"><text:span text:style-name="T1">Stagione</text:span></text:p>
          </table:table-cell>
          <table:table-cell table:style-name="TableCell1">
            <text:p text:style-name="P4"><text:span text:style-name="T2">Le parti di cui è composta una serie tv</text:span></text:p>
          </table:table-cell>
          <table:table-cell table:style-name="TableCell1">
            <text:p text:style-name="P4"><text:span text:style-name="T1">Periodo</text:span></text:p>
          </table:table-cell>
          <table:table-cell table:style-name="TableCell1">
            <text:p text:style-name="P4"><text:span text:style-name="T1">Serie TV</text:span></text:p>
          </table:table-cell>
        </table:table-row>
        <table:table-row>
          <table:table-cell table:style-name="TableCell1">
            <text:p text:style-name="P3"><text:span text:style-name="T1">Utente</text:span></text:p>
          </table:table-cell>
          <table:table-cell table:style-name="TableCell1">
            <text:p text:style-name="P4"><text:span text:style-name="T1">Persona registrata al sito al quale vengono collegati: </text:span><text:span text:style-name="T2">nome utente, password, indirizzo email e contenuti preferiti</text:span></text:p>
          </table:table-cell>
          <table:table-cell table:style-name="TableCell1">
            <text:p text:style-name="P4"><text:span text:style-name="T1">Fruitore,cliente</text:span></text:p>
          </table:table-cell>
          <table:table-cell table:style-name="TableCell1">
            <text:p text:style-name="P4"><text:span text:style-name="T1">Voto</text:span></text:p>
          </table:table-cell>
        </table:table-row>
        <table:table-row>
          <table:table-cell table:style-name="TableCell1">
            <text:p text:style-name="P3"><text:span text:style-name="T1">Utente Redazione</text:span></text:p>
          </table:table-cell>
          <table:table-cell table:style-name="TableCell1">
            <text:p text:style-name="P4"><text:span text:style-name="T1">Persona registrata al sito, che può modificare, creare, eliminare <text:s/>notizie</text:span></text:p>
          </table:table-cell>
          <table:table-cell table:style-name="TableCell1">
            <text:p text:style-name="P4"><text:span text:style-name="T1">Editor</text:span></text:p>
          </table:table-cell>
          <table:table-cell table:style-name="TableCell1">
            <text:p text:style-name="P4"><text:span text:style-name="T1">Notizie</text:span></text:p>
          </table:table-cell>
        </table:table-row>
        <table:table-row>
          <table:table-cell table:style-name="TableCell1">
            <text:p text:style-name="P3"><text:span text:style-name="T1">Visitatore Sito</text:span></text:p>
          </table:table-cell>
          <table:table-cell table:style-name="TableCell1">
            <text:p text:style-name="P4"><text:span text:style-name="T1">Persona non registrata al sito ma che lo visiona dall’esterno</text:span></text:p>
          </table:table-cell>
          <table:table-cell table:style-name="TableCell1">
            <text:p text:style-name="P4"><text:span text:style-name="T1">-</text:span></text:p>
          </table:table-cell>
          <table:table-cell table:style-name="TableCell1">
            <text:p text:style-name="P4"><text:span text:style-name="T1">-</text:span></text:p>
          </table:table-cell>
        </table:table-row>
        <table:table-row>
          <table:table-cell table:style-name="TableCell1">
            <text:p text:style-name="P3"><text:span text:style-name="T1">Voto</text:span></text:p>
          </table:table-cell>
          <table:table-cell table:style-name="TableCell1">
            <text:p text:style-name="P4"><text:span text:style-name="T1">Valutazione che l’utente registrato lascia ad una Notizia,serie TV,Film ecc…..</text:span></text:p>
          </table:table-cell>
          <table:table-cell table:style-name="TableCell1">
            <text:p text:style-name="P4"><text:span text:style-name="T1">Giudizio </text:span></text:p>
          </table:table-cell>
          <table:table-cell table:style-name="TableCell1">
            <text:p text:style-name="P4"><text:span text:style-name="T1">Utent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